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ning: /home/vi/sqoop/../hbase does not exist! HBase imports will fail.</text:p>
      <text:p text:style-name="Standard">Please set $HBASE_HOME to the root of your HBase installation.</text:p>
      <text:p text:style-name="Standard">Warning: /home/vi/sqoop/../hcatalog does not exist! HCatalog jobs will fail.</text:p>
      <text:p text:style-name="Standard">Please set $HCAT_HOME to the root of your HCatalog installation.</text:p>
      <text:p text:style-name="Standard">Warning: /home/vi/sqoop/../accumulo does not exist! Accumulo imports will fail.</text:p>
      <text:p text:style-name="Standard">Please set $ACCUMULO_HOME to the root of your Accumulo installation.</text:p>
      <text:p text:style-name="Standard">Warning: /home/vi/sqoop/../zookeeper does not exist! Accumulo imports will fail.</text:p>
      <text:p text:style-name="Standard">Please set $ZOOKEEPER_HOME to the root of your Zookeeper installation.</text:p>
      <text:p text:style-name="Standard">/home/vi/hadoop/libexec/hadoop-functions.sh: 줄 2364: HADOOP_ORG.APACHE.SQOOP.SQOOP_USER: bad substitution</text:p>
      <text:p text:style-name="Standard">/home/vi/hadoop/libexec/hadoop-functions.sh: 줄 2459: HADOOP_ORG.APACHE.SQOOP.SQOOP_OPTS: bad substitution</text:p>
      <text:p text:style-name="Standard">2019-05-19 00:00:20,678 INFO sqoop.Sqoop: Running Sqoop version: 1.4.7</text:p>
      <text:p text:style-name="Standard">2019-05-19 00:00:20,732 WARN tool.BaseSqoopTool: Setting your password on the command-line is insecure. Consider using -P instead.</text:p>
      <text:p text:style-name="Standard">2019-05-19 00:00:20,801 INFO manager.MySQLManager: Preparing to use a MySQL streaming resultset.</text:p>
      <text:p text:style-name="Standard">2019-05-19 00:00:20,804 INFO tool.CodeGenTool: Beginning code generation</text:p>
      <text:p text:style-name="Standard">2019-05-19 00:00:21,019 INFO manager.SqlManager: Executing SQL statement: SELECT t.* FROM `KEYWORD_COUNT` AS t LIMIT 1</text:p>
      <text:p text:style-name="Standard">2019-05-19 00:00:21,029 INFO manager.SqlManager: Executing SQL statement: SELECT t.* FROM `KEYWORD_COUNT` AS t LIMIT 1</text:p>
      <text:p text:style-name="Standard">2019-05-19 00:00:21,033 INFO orm.CompilationManager: HADOOP_MAPRED_HOME is /home/vi/hadoop</text:p>
      <text:p text:style-name="Standard">Note: /tmp/sqoop-vi/compile/095c8bdc1c11a84299a4788f0c95d27a/KEYWORD_COUNT.java uses or overrides a deprecated API.</text:p>
      <text:p text:style-name="Standard">Note: Recompile with -Xlint:deprecation for details.</text:p>
      <text:p text:style-name="Standard">2019-05-19 00:00:21,787 INFO orm.CompilationManager: Writing jar file: /tmp/sqoop-vi/compile/095c8bdc1c11a84299a4788f0c95d27a/KEYWORD_COUNT.jar</text:p>
      <text:p text:style-name="Standard">2019-05-19 00:00:21,795 INFO mapreduce.ExportJobBase: Beginning export of KEYWORD_COUNT</text:p>
      <text:p text:style-name="Standard">2019-05-19 00:00:21,795 INFO Configuration.deprecation: mapred.job.tracker is deprecated. Instead, use mapreduce.jobtracker.address</text:p>
      <text:p text:style-name="Standard">2019-05-19 00:00:21,882 INFO Configuration.deprecation: mapred.jar is deprecated. Instead, use mapreduce.job.jar</text:p>
      <text:p text:style-name="Standard">2019-05-19 00:00:22,461 INFO Configuration.deprecation: mapred.reduce.tasks.speculative.execution is deprecated. Instead, use mapreduce.reduce.speculative</text:p>
      <text:p text:style-name="Standard"><text:soft-page-break/>2019-05-19 00:00:22,463 INFO Configuration.deprecation: mapred.map.tasks.speculative.execution is deprecated. Instead, use mapreduce.map.speculative</text:p>
      <text:p text:style-name="Standard">2019-05-19 00:00:22,464 INFO Configuration.deprecation: mapred.map.tasks is deprecated. Instead, use mapreduce.job.maps</text:p>
      <text:p text:style-name="Standard">2019-05-19 00:00:22,517 INFO client.RMProxy: Connecting to ResourceManager at /0.0.0.0:8032</text:p>
      <text:p text:style-name="Standard">2019-05-19 00:00:22,743 INFO mapreduce.JobResourceUploader: Disabling Erasure Coding for path: /tmp/hadoop-yarn/staging/vi/.staging/job_1558131028259_0003</text:p>
      <text:p text:style-name="Standard">2019-05-19 00:00:29,234 INFO input.FileInputFormat: Total input files to process : 1</text:p>
      <text:p text:style-name="Standard">2019-05-19 00:00:29,238 INFO input.FileInputFormat: Total input files to process : 1</text:p>
      <text:p text:style-name="Standard">2019-05-19 00:00:29,588 INFO mapreduce.JobSubmitter: number of splits:4</text:p>
      <text:p text:style-name="Standard">2019-05-19 00:00:29,751 INFO Configuration.deprecation: mapred.map.tasks.speculative.execution is deprecated. Instead, use mapreduce.map.speculative</text:p>
      <text:p text:style-name="Standard">2019-05-19 00:00:29,751 INFO Configuration.deprecation: yarn.resourcemanager.system-metrics-publisher.enabled is deprecated. Instead, use yarn.system-metrics-publisher.enabled</text:p>
      <text:p text:style-name="Standard">2019-05-19 00:00:30,025 INFO mapreduce.JobSubmitter: Submitting tokens for job: job_1558131028259_0003</text:p>
      <text:p text:style-name="Standard">2019-05-19 00:00:30,028 INFO mapreduce.JobSubmitter: Executing with tokens: []</text:p>
      <text:p text:style-name="Standard">2019-05-19 00:00:30,176 INFO conf.Configuration: resource-types.xml not found</text:p>
      <text:p text:style-name="Standard">2019-05-19 00:00:30,176 INFO resource.ResourceUtils: Unable to find 'resource-types.xml'.</text:p>
      <text:p text:style-name="Standard">2019-05-19 00:00:30,215 INFO impl.YarnClientImpl: Submitted application application_1558131028259_0003</text:p>
      <text:p text:style-name="Standard">2019-05-19 00:00:30,236 INFO mapreduce.Job: The url to track the job: http://vi:8088/proxy/application_1558131028259_0003/</text:p>
      <text:p text:style-name="Standard">2019-05-19 00:00:30,236 INFO mapreduce.Job: Running job: job_1558131028259_0003</text:p>
      <text:p text:style-name="Standard">2019-05-19 00:00:35,293 INFO mapreduce.Job: Job job_1558131028259_0003 running in uber mode : false</text:p>
      <text:p text:style-name="Standard">2019-05-19 00:00:35,296 INFO mapreduce.Job: <text:s/>map 0% reduce 0%</text:p>
      <text:p text:style-name="Standard">2019-05-19 00:00:42,378 INFO mapreduce.Job: <text:s/>map 100% reduce 0%</text:p>
      <text:p text:style-name="Standard">2019-05-19 00:00:43,400 INFO mapreduce.Job: Job job_1558131028259_0003 completed successfully</text:p>
      <text:p text:style-name="Standard">2019-05-19 00:00:43,465 INFO mapreduce.Job: Counters: 33</text:p>
      <text:p text:style-name="Standard"><text:tab/>File System Counters</text:p>
      <text:p text:style-name="Standard"><text:tab/><text:tab/>FILE: Number of bytes read=0</text:p>
      <text:p text:style-name="Standard"><text:tab/><text:tab/>FILE: Number of bytes written=918624</text:p>
      <text:p text:style-name="Standard"><text:tab/><text:tab/>FILE: Number of read operations=0</text:p>
      <text:p text:style-name="Standard"><text:tab/><text:tab/>FILE: Number of large read operations=0</text:p>
      <text:p text:style-name="Standard"><text:soft-page-break/><text:tab/><text:tab/>FILE: Number of write operations=0</text:p>
      <text:p text:style-name="Standard"><text:tab/><text:tab/>HDFS: Number of bytes read=131832</text:p>
      <text:p text:style-name="Standard"><text:tab/><text:tab/>HDFS: Number of bytes written=0</text:p>
      <text:p text:style-name="Standard"><text:tab/><text:tab/>HDFS: Number of read operations=19</text:p>
      <text:p text:style-name="Standard"><text:tab/><text:tab/>HDFS: Number of large read operations=0</text:p>
      <text:p text:style-name="Standard"><text:tab/><text:tab/>HDFS: Number of write operations=0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4</text:p>
      <text:p text:style-name="Standard"><text:tab/><text:tab/>Data-local map tasks=4</text:p>
      <text:p text:style-name="Standard"><text:tab/><text:tab/>Total time spent by all maps in occupied slots (ms)=19070</text:p>
      <text:p text:style-name="Standard"><text:tab/><text:tab/>Total time spent by all reduces in occupied slots (ms)=0</text:p>
      <text:p text:style-name="Standard"><text:tab/><text:tab/>Total time spent by all map tasks (ms)=19070</text:p>
      <text:p text:style-name="Standard"><text:tab/><text:tab/>Total vcore-milliseconds taken by all map tasks=19070</text:p>
      <text:p text:style-name="Standard"><text:tab/><text:tab/>Total megabyte-milliseconds taken by all map tasks=19527680</text:p>
      <text:p text:style-name="Standard"><text:tab/>Map-Reduce Framework</text:p>
      <text:p text:style-name="Standard"><text:tab/><text:tab/>Map input records=10920</text:p>
      <text:p text:style-name="Standard"><text:tab/><text:tab/>Map output records=10920</text:p>
      <text:p text:style-name="Standard"><text:tab/><text:tab/>Input split bytes=626</text:p>
      <text:p text:style-name="Standard"><text:tab/><text:tab/>Spilled Records=0</text:p>
      <text:p text:style-name="Standard"><text:tab/><text:tab/>Failed Shuffles=0</text:p>
      <text:p text:style-name="Standard"><text:tab/><text:tab/>Merged Map outputs=0</text:p>
      <text:p text:style-name="Standard"><text:tab/><text:tab/>GC time elapsed (ms)=409</text:p>
      <text:p text:style-name="Standard"><text:tab/><text:tab/>CPU time spent (ms)=6720</text:p>
      <text:p text:style-name="Standard"><text:tab/><text:tab/>Physical memory (bytes) snapshot=849350656</text:p>
      <text:p text:style-name="Standard"><text:tab/><text:tab/>Virtual memory (bytes) snapshot=10723426304</text:p>
      <text:p text:style-name="Standard"><text:tab/><text:tab/>Total committed heap usage (bytes)=857210880</text:p>
      <text:p text:style-name="Standard"><text:tab/><text:tab/>Peak Map Physical memory (bytes)=263716864</text:p>
      <text:p text:style-name="Standard"><text:tab/><text:tab/>Peak Map Virtual memory (bytes)=2682261504</text:p>
      <text:p text:style-name="Standard"><text:tab/>File Input Format Counters </text:p>
      <text:p text:style-name="Standard"><text:tab/><text:tab/>Bytes Read=0</text:p>
      <text:p text:style-name="Standard"><text:tab/>File Output Format Counters </text:p>
      <text:p text:style-name="Standard"><text:tab/><text:tab/>Bytes Written=0</text:p>
      <text:p text:style-name="Standard">2019-05-19 00:00:43,469 INFO mapreduce.ExportJobBase: Transferred 128.7422 KB in 20.9997 seconds (6.1307 KB/sec)</text:p>
      <text:p text:style-name="Standard">2019-05-19 00:00:43,471 INFO mapreduce.ExportJobBase: Exported 10920 rec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0:01:55.136483874</meta:creation-date>
    <dc:date>2019-05-19T00:02:24.517702243</dc:date>
    <meta:editing-duration>PT30S</meta:editing-duration>
    <meta:editing-cycles>1</meta:editing-cycles>
    <meta:document-statistic meta:table-count="0" meta:image-count="0" meta:object-count="0" meta:page-count="3" meta:paragraph-count="85" meta:word-count="605" meta:character-count="5837" meta:non-whitespace-character-count="5241"/>
    <meta:generator>LibreOffice/6.0.7.3$Linux_X86_64 LibreOffice_project/00m0$Build-3</meta:generator>
  </office:meta>
</office:document-meta>
</file>